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ira code" svg:font-family="'fira cod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font-style="italic" fo:font-weight="normal" officeooo:rsid="0019b7bc" officeooo:paragraph-rsid="0019b7bc" fo:background-color="transparent"/>
    </style:style>
    <style:style style:name="P2" style:family="paragraph" style:parent-style-name="Standard">
      <style:paragraph-properties style:line-height-at-least="0.2291in"/>
      <style:text-properties fo:color="#000000" style:font-name="Liberation Serif" fo:font-size="12pt" fo:font-style="italic" fo:font-weight="normal" fo:background-color="transparent"/>
    </style:style>
    <style:style style:name="P3" style:family="paragraph" style:parent-style-name="Standard">
      <style:paragraph-properties style:line-height-at-least="0.2291in"/>
      <style:text-properties fo:color="#000000" style:font-name="Liberation Serif" fo:font-size="12pt" fo:font-weight="normal" fo:background-color="transparent"/>
    </style:style>
    <style:style style:name="P4" style:family="paragraph" style:parent-style-name="Standard">
      <style:text-properties fo:color="#000000" style:font-name="Liberation Serif" officeooo:rsid="0019b7bc" officeooo:paragraph-rsid="0019b7bc" fo:background-color="transparent"/>
    </style:style>
    <style:style style:name="P5" style:family="paragraph" style:parent-style-name="Standard">
      <style:paragraph-properties style:line-height-at-least="0.2291in"/>
      <style:text-properties fo:color="#000000" style:font-name="Liberation Serif" fo:background-color="transparent"/>
    </style:style>
    <style:style style:name="P6" style:family="paragraph" style:parent-style-name="Standard">
      <style:paragraph-properties fo:margin-top="0in" fo:margin-bottom="0.1965in" loext:contextual-spacing="false" style:line-height-at-least="0.2291in"/>
      <style:text-properties fo:color="#000000" style:font-name="Liberation Serif" fo:background-color="transparent"/>
    </style:style>
    <style:style style:name="T1" style:family="text">
      <style:text-properties fo:font-style="italic"/>
    </style:style>
    <style:style style:name="T2" style:family="text">
      <style:text-properties style:font-name="fira code" fo:font-size="12pt" fo:font-style="italic" fo:font-weight="normal"/>
    </style:style>
    <style:style style:name="T3" style:family="text">
      <style:text-properties style:font-name="fira code" fo:font-size="12pt" fo:font-weight="normal"/>
    </style:style>
    <style:style style:name="T4" style:family="text">
      <style:text-properties style:font-name="fira code" fo:font-size="12pt" fo:font-weight="bold"/>
    </style:style>
    <style:style style:name="T5" style:family="text">
      <style:text-properties fo:font-size="12pt" fo:font-style="italic" fo:font-weight="normal"/>
    </style:style>
    <style:style style:name="T6" style:family="text">
      <style:text-properties fo:font-size="12pt" fo:font-weight="normal"/>
    </style:style>
    <style:style style:name="T7" style:family="text">
      <style:text-properties fo:font-size="12pt" fo:font-weight="bold"/>
    </style:style>
    <style:style style:name="T8" style:family="text">
      <style:text-properties fo:font-weight="bold"/>
    </style:style>
    <style:style style:name="T9" style:family="text">
      <style:text-properties fo:color="#b877db" fo:font-weight="bold"/>
    </style:style>
    <style:style style:name="T10" style:family="text">
      <style:text-properties fo:color="#b877db" style:font-name="fira code" fo:font-size="12pt" fo:font-weight="bold"/>
    </style:style>
    <style:style style:name="T11" style:family="text">
      <style:text-properties fo:color="#b877db" fo:font-size="12pt" fo:font-weight="bold"/>
    </style:style>
    <style:style style:name="T12" style:family="text">
      <style:text-properties fo:color="#fab795"/>
    </style:style>
    <style:style style:name="T13" style:family="text">
      <style:text-properties fo:color="#fab795" style:font-name="fira code" fo:font-size="12pt" fo:font-weight="normal"/>
    </style:style>
    <style:style style:name="T14" style:family="text">
      <style:text-properties fo:color="#fab795" fo:font-size="12pt" fo:font-weight="normal"/>
    </style:style>
    <style:style style:name="T15" style:family="text">
      <style:text-properties fo:color="#25b0bc"/>
    </style:style>
    <style:style style:name="T16" style:family="text">
      <style:text-properties fo:color="#25b0bc" style:font-name="fira code" fo:font-size="12pt" fo:font-weight="normal"/>
    </style:style>
    <style:style style:name="T17" style:family="text">
      <style:text-properties fo:color="#25b0bc" fo:font-size="12pt" fo:font-weight="normal"/>
    </style:style>
    <style:style style:name="T18" style:family="text">
      <style:text-properties fo:color="#f09483" style:font-name="fira code" fo:font-size="12pt" fo:font-weight="normal"/>
    </style:style>
    <style:style style:name="T19" style:family="text">
      <style:text-properties fo:color="#f09483" fo:font-size="12pt" fo:font-weight="normal"/>
    </style:style>
    <style:style style:name="T20" style:family="text">
      <style:text-properties fo:color="#e95678" style:font-name="fira code" fo:font-size="12pt" fo:font-style="italic" fo:font-weight="normal"/>
    </style:style>
    <style:style style:name="T21" style:family="text">
      <style:text-properties fo:color="#e95678" fo:font-style="italic"/>
    </style:style>
    <style:style style:name="T22" style:family="text">
      <style:text-properties fo:color="#e95678" fo:font-size="12pt" fo:font-style="italic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gram main.c:</text:p>
      <text:p text:style-name="P4"/>
      <text:p text:style-name="P4"/>
      <text:p text:style-name="P1">/**</text:p>
      <text:p text:style-name="P5"> <text:span text:style-name="T5">* @file main.c</text:span></text:p>
      <text:p text:style-name="P5"> <text:span text:style-name="T5">* @author Durand Thomas</text:span></text:p>
      <text:p text:style-name="P5"> <text:span text:style-name="T5">* @brief fonction main permettant d'appeler les differents calcul a travers un menu de selection</text:span></text:p>
      <text:p text:style-name="P5"> <text:span text:style-name="T5">* @version 0.1</text:span></text:p>
      <text:p text:style-name="P5"> <text:span text:style-name="T5">* @date 2019-10-28</text:span></text:p>
      <text:p text:style-name="P5"> <text:span text:style-name="T5">* </text:span></text:p>
      <text:p text:style-name="P5"> <text:span text:style-name="T5">* @copyright Copyright (c) 2019</text:span></text:p>
      <text:p text:style-name="P5"> <text:span text:style-name="T5">* </text:span></text:p>
      <text:p text:style-name="P5"> <text:span text:style-name="T5">*/</text:span></text:p>
      <text:p text:style-name="P5"/>
      <text:p text:style-name="P3"><text:span text:style-name="T8">#include</text:span> &lt;stdio.h&gt;</text:p>
      <text:p text:style-name="P3"><text:span text:style-name="T8">#include</text:span> &lt;stdlib.h&gt;</text:p>
      <text:p text:style-name="P3"><text:span text:style-name="T8">#include</text:span> &lt;math.h&gt;</text:p>
      <text:p text:style-name="P3"><text:span text:style-name="T8">#include</text:span> &lt;time.h&gt;</text:p>
      <text:p text:style-name="P3"><text:span text:style-name="T8">#include</text:span> "PI.h"</text:p>
      <text:p text:style-name="P3"><text:span text:style-name="T8">#include</text:span> "sqrt.h"</text:p>
      <text:p text:style-name="P6"/>
      <text:p text:style-name="P2">/**</text:p>
      <text:p text:style-name="P5"> <text:span text:style-name="T5">* @brief menue d'appel des different calculs</text:span></text:p>
      <text:p text:style-name="P5"> <text:span text:style-name="T5">* </text:span></text:p>
      <text:p text:style-name="P5"> <text:span text:style-name="T5">* @return int </text:span></text:p>
      <text:p text:style-name="P5"> <text:span text:style-name="T5">*/</text:span></text:p>
      <text:p text:style-name="P3"><text:span text:style-name="T8">int</text:span> main(){</text:p>
      <text:p text:style-name="P5">    </text:p>
      <text:p text:style-name="P5">    <text:span text:style-name="T6">printf("Bonjour que puis-je faire pour vous\n");</text:span></text:p>
      <text:p text:style-name="P5">    <text:span text:style-name="T6">printf("1 pour calculer PI avec MonteCarlo \n");</text:span></text:p>
      <text:p text:style-name="P5">    <text:span text:style-name="T6">printf("2 pour calculer PI avec Madhava \n");</text:span></text:p>
      <text:p text:style-name="P5">    <text:span text:style-name="T6">printf("3 pour calculer PI avec John Wallis \n");</text:span></text:p>
      <text:p text:style-name="P5">    <text:span text:style-name="T6">printf("4 pour calculer rac(2) avec Newton \n");</text:span></text:p>
      <text:p text:style-name="P5">    <text:span text:style-name="T6">printf("5 pour calculer rac(2) avec Halley \n");</text:span></text:p>
      <text:p text:style-name="P5">    <text:span text:style-name="T6">printf("6 pour calculer rac(2) avec Theon \n");</text:span></text:p>
      <text:p text:style-name="P5"/>
      <text:p text:style-name="P5">    <text:span text:style-name="T7">int</text:span><text:span text:style-name="T6"> rep,n;</text:span></text:p>
      <text:p text:style-name="P5">    <text:span text:style-name="T7">float</text:span><text:span text:style-name="T6"> res;</text:span></text:p>
      <text:p text:style-name="P5">    <text:span text:style-name="T6">scanf("%d",</text:span><text:span text:style-name="T7">&amp;</text:span><text:span text:style-name="T6">rep);</text:span></text:p>
      <text:p text:style-name="P5"/>
      <text:p text:style-name="P5">    <text:span text:style-name="T7">switch</text:span><text:span text:style-name="T6"> (rep){</text:span></text:p>
      <text:p text:style-name="P5">    <text:span text:style-name="T7">case</text:span><text:span text:style-name="T6"> 1:</text:span></text:p>
      <text:p text:style-name="P5">        <text:span text:style-name="T6">printf("combien d'iteration?\n");</text:span></text:p>
      <text:p text:style-name="P5"><text:soft-page-break/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calculePiMonteCarlo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2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calculePiMadhava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    </text:span></text:p>
      <text:p text:style-name="P5">    <text:span text:style-name="T7">case</text:span><text:span text:style-name="T6"> 3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calculePiJohnWallis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5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methodeNewton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6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methodeHalley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7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methodeTheon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default</text:span><text:span text:style-name="T6">:</text:span></text:p>
      <text:p text:style-name="P5">        <text:span text:style-name="T6">printf("il y a eu une erreur desole \n");</text:span></text:p>
      <text:p text:style-name="P5">        <text:span text:style-name="T7">break</text:span><text:span text:style-name="T6">;</text:span></text:p>
      <text:p text:style-name="P5">    <text:span text:style-name="T6">}</text:span></text:p>
      <text:p text:style-name="P5"/>
      <text:p text:style-name="P5">    <text:span text:style-name="T7">return</text:span><text:span text:style-name="T6"> 0;</text:span></text:p>
      <text:p text:style-name="P3">}</text:p>
      <text:p text:style-name="P3"/>
      <text:p text:style-name="P4"/>
      <text:p text:style-name="P4">Fichier PI.c</text:p>
      <text:p text:style-name="P4"><text:soft-page-break/></text:p>
      <text:p text:style-name="P1">/**</text:p>
      <text:p text:style-name="P5"> <text:span text:style-name="T5">* @file main.c</text:span></text:p>
      <text:p text:style-name="P5"> <text:span text:style-name="T5">* @author Durand Thomas</text:span></text:p>
      <text:p text:style-name="P5"> <text:span text:style-name="T5">* @brief fonction main permettant d'appeler les differents calcul a travers un menu de selection</text:span></text:p>
      <text:p text:style-name="P5"> <text:span text:style-name="T5">* @version 0.1</text:span></text:p>
      <text:p text:style-name="P5"> <text:span text:style-name="T5">* @date 2019-10-28</text:span></text:p>
      <text:p text:style-name="P5"> <text:span text:style-name="T5">* </text:span></text:p>
      <text:p text:style-name="P5"> <text:span text:style-name="T5">* @copyright Copyright (c) 2019</text:span></text:p>
      <text:p text:style-name="P5"> <text:span text:style-name="T5">* </text:span></text:p>
      <text:p text:style-name="P5"> <text:span text:style-name="T5">*/</text:span></text:p>
      <text:p text:style-name="P5"/>
      <text:p text:style-name="P3"><text:span text:style-name="T8">#include</text:span> &lt;stdio.h&gt;</text:p>
      <text:p text:style-name="P3"><text:span text:style-name="T8">#include</text:span> &lt;stdlib.h&gt;</text:p>
      <text:p text:style-name="P3"><text:span text:style-name="T8">#include</text:span> &lt;math.h&gt;</text:p>
      <text:p text:style-name="P3"><text:span text:style-name="T8">#include</text:span> &lt;time.h&gt;</text:p>
      <text:p text:style-name="P3"><text:span text:style-name="T8">#include</text:span> "PI.h"</text:p>
      <text:p text:style-name="P3"><text:span text:style-name="T8">#include</text:span> "sqrt.h"</text:p>
      <text:p text:style-name="P6"/>
      <text:p text:style-name="P2">/**</text:p>
      <text:p text:style-name="P5"> <text:span text:style-name="T5">* @brief menue d'appel des different calculs</text:span></text:p>
      <text:p text:style-name="P5"> <text:span text:style-name="T5">* </text:span></text:p>
      <text:p text:style-name="P5"> <text:span text:style-name="T5">* @return int </text:span></text:p>
      <text:p text:style-name="P5"> <text:span text:style-name="T5">*/</text:span></text:p>
      <text:p text:style-name="P3"><text:span text:style-name="T8">int</text:span> main(){</text:p>
      <text:p text:style-name="P5">    </text:p>
      <text:p text:style-name="P5">    <text:span text:style-name="T6">printf("Bonjour que puis-je faire pour vous\n");</text:span></text:p>
      <text:p text:style-name="P5">    <text:span text:style-name="T6">printf("1 pour calculer PI avec MonteCarlo \n");</text:span></text:p>
      <text:p text:style-name="P5">    <text:span text:style-name="T6">printf("2 pour calculer PI avec Madhava \n");</text:span></text:p>
      <text:p text:style-name="P5">    <text:span text:style-name="T6">printf("3 pour calculer PI avec John Wallis \n");</text:span></text:p>
      <text:p text:style-name="P5">    <text:span text:style-name="T6">printf("4 pour calculer rac(2) avec Newton \n");</text:span></text:p>
      <text:p text:style-name="P5">    <text:span text:style-name="T6">printf("5 pour calculer rac(2) avec Halley \n");</text:span></text:p>
      <text:p text:style-name="P5">    <text:span text:style-name="T6">printf("6 pour calculer rac(2) avec Theon \n");</text:span></text:p>
      <text:p text:style-name="P5"/>
      <text:p text:style-name="P5">    <text:span text:style-name="T7">int</text:span><text:span text:style-name="T6"> rep,n;</text:span></text:p>
      <text:p text:style-name="P5">    <text:span text:style-name="T7">float</text:span><text:span text:style-name="T6"> res;</text:span></text:p>
      <text:p text:style-name="P5">    <text:span text:style-name="T6">scanf("%d",</text:span><text:span text:style-name="T7">&amp;</text:span><text:span text:style-name="T6">rep);</text:span></text:p>
      <text:p text:style-name="P5"/>
      <text:p text:style-name="P5">    <text:span text:style-name="T7">switch</text:span><text:span text:style-name="T6"> (rep){</text:span></text:p>
      <text:p text:style-name="P5">    <text:span text:style-name="T7">case</text:span><text:span text:style-name="T6"> 1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calculePiMonteCarlo(n);</text:span></text:p>
      <text:p text:style-name="P5"><text:soft-page-break/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2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calculePiMadhava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    </text:span></text:p>
      <text:p text:style-name="P5">    <text:span text:style-name="T7">case</text:span><text:span text:style-name="T6"> 3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calculePiJohnWallis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5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methodeNewton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6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methodeHalley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case</text:span><text:span text:style-name="T6"> 7:</text:span></text:p>
      <text:p text:style-name="P5">        <text:span text:style-name="T6">printf("combien d'iteration?\n");</text:span></text:p>
      <text:p text:style-name="P5">        <text:span text:style-name="T6">scanf("%d",</text:span><text:span text:style-name="T7">&amp;</text:span><text:span text:style-name="T5">n</text:span><text:span text:style-name="T6">);</text:span></text:p>
      <text:p text:style-name="P5">        <text:span text:style-name="T6">res </text:span><text:span text:style-name="T7">=</text:span><text:span text:style-name="T6"> methodeTheon(n);</text:span></text:p>
      <text:p text:style-name="P5">        <text:span text:style-name="T6">printf("Le calcule donne: %f\n",res);</text:span></text:p>
      <text:p text:style-name="P5">        <text:span text:style-name="T7">break</text:span><text:span text:style-name="T6">;</text:span></text:p>
      <text:p text:style-name="P5">    <text:span text:style-name="T7">default</text:span><text:span text:style-name="T6">:</text:span></text:p>
      <text:p text:style-name="P5">        <text:span text:style-name="T6">printf("il y a eu une erreur desole \n");</text:span></text:p>
      <text:p text:style-name="P5">        <text:span text:style-name="T7">break</text:span><text:span text:style-name="T6">;</text:span></text:p>
      <text:p text:style-name="P5">    <text:span text:style-name="T6">}</text:span></text:p>
      <text:p text:style-name="P5"/>
      <text:p text:style-name="P5">    <text:span text:style-name="T7">return</text:span><text:span text:style-name="T6"> 0;</text:span></text:p>
      <text:p text:style-name="P3">}</text:p>
      <text:p text:style-name="P3"/>
      <text:p text:style-name="P4"/>
      <text:p text:style-name="P4"/>
      <text:p text:style-name="P4">Fichier sqrt.c</text:p>
      <text:p text:style-name="P4"/>
      <text:p text:style-name="P1"><text:soft-page-break/>/**</text:p>
      <text:p text:style-name="P5"> <text:span text:style-name="T5">* @file sqrt.c</text:span></text:p>
      <text:p text:style-name="P5"> <text:span text:style-name="T5">* @author Durand Thomas</text:span></text:p>
      <text:p text:style-name="P5"> <text:span text:style-name="T5">* @brief ensemble des fonctions pour l'aproximation de rac(2)</text:span></text:p>
      <text:p text:style-name="P5"> <text:span text:style-name="T5">* @version 0.1</text:span></text:p>
      <text:p text:style-name="P5"> <text:span text:style-name="T5">* @date 2019-10-14</text:span></text:p>
      <text:p text:style-name="P5"> <text:span text:style-name="T5">* </text:span></text:p>
      <text:p text:style-name="P5"> <text:span text:style-name="T5">* @copyright Copyright (c) 2019</text:span></text:p>
      <text:p text:style-name="P5"> <text:span text:style-name="T5">* </text:span></text:p>
      <text:p text:style-name="P5"> <text:span text:style-name="T5">*/</text:span></text:p>
      <text:p text:style-name="P3"><text:span text:style-name="T8">#include</text:span> &lt;stdio.h&gt;</text:p>
      <text:p text:style-name="P3"><text:span text:style-name="T8">#include</text:span> &lt;stdlib.h&gt;</text:p>
      <text:p text:style-name="P3"><text:span text:style-name="T8">#include</text:span> &lt;math.h&gt;</text:p>
      <text:p text:style-name="P3"><text:span text:style-name="T8">#include</text:span> &lt;time.h&gt;</text:p>
      <text:p text:style-name="P5"/>
      <text:p text:style-name="P2">/**</text:p>
      <text:p text:style-name="P5"> <text:span text:style-name="T5">* @brief aproxime rac(2) avec la methode de Newton</text:span></text:p>
      <text:p text:style-name="P5"> <text:span text:style-name="T5">* </text:span></text:p>
      <text:p text:style-name="P5"> <text:span text:style-name="T5">* @param n </text:span></text:p>
      <text:p text:style-name="P5"> <text:span text:style-name="T5">* @return float </text:span></text:p>
      <text:p text:style-name="P5"> <text:span text:style-name="T5">*/</text:span></text:p>
      <text:p text:style-name="P3"><text:span text:style-name="T8">float</text:span> methodeNewton(<text:span text:style-name="T8">int</text:span> <text:span text:style-name="T1">n</text:span>){</text:p>
      <text:p text:style-name="P5">    <text:span text:style-name="T7">float</text:span><text:span text:style-name="T6"> res </text:span><text:span text:style-name="T7">=</text:span><text:span text:style-name="T6"> (1</text:span><text:span text:style-name="T7">/</text:span><text:span text:style-name="T6">2)</text:span><text:span text:style-name="T7">+</text:span><text:span text:style-name="T6">(1); </text:span></text:p>
      <text:p text:style-name="P5">    <text:span text:style-name="T7">for</text:span><text:span text:style-name="T6"> (</text:span><text:span text:style-name="T7">int</text:span><text:span text:style-name="T6"> i </text:span><text:span text:style-name="T7">=</text:span><text:span text:style-name="T6"> 0; i </text:span><text:span text:style-name="T7">&lt;</text:span><text:span text:style-name="T6"> n; i</text:span><text:span text:style-name="T7">++</text:span><text:span text:style-name="T6">){</text:span></text:p>
      <text:p text:style-name="P5">        <text:span text:style-name="T6">res </text:span><text:span text:style-name="T7">=</text:span><text:span text:style-name="T6"> (res</text:span><text:span text:style-name="T7">/</text:span><text:span text:style-name="T6">2) </text:span><text:span text:style-name="T7">+</text:span><text:span text:style-name="T6"> (1</text:span><text:span text:style-name="T7">/</text:span><text:span text:style-name="T6">res);</text:span></text:p>
      <text:p text:style-name="P5">    <text:span text:style-name="T6">}</text:span></text:p>
      <text:p text:style-name="P5">    <text:span text:style-name="T7">return</text:span><text:span text:style-name="T6"> res;</text:span></text:p>
      <text:p text:style-name="P3">}</text:p>
      <text:p text:style-name="P5"/>
      <text:p text:style-name="P2">/**</text:p>
      <text:p text:style-name="P5"> <text:span text:style-name="T5">* @brief aproxime rac(2) avec la methode de Newton</text:span></text:p>
      <text:p text:style-name="P5"> <text:span text:style-name="T5">* </text:span></text:p>
      <text:p text:style-name="P5"> <text:span text:style-name="T5">* @param n </text:span></text:p>
      <text:p text:style-name="P5"> <text:span text:style-name="T5">* @return float </text:span></text:p>
      <text:p text:style-name="P5"> <text:span text:style-name="T5">*/</text:span></text:p>
      <text:p text:style-name="P3"><text:span text:style-name="T8">float</text:span> methodeHalley(<text:span text:style-name="T8">int</text:span> <text:span text:style-name="T1">n</text:span>){</text:p>
      <text:p text:style-name="P5">    <text:span text:style-name="T7">float</text:span><text:span text:style-name="T6"> res </text:span><text:span text:style-name="T7">=</text:span><text:span text:style-name="T6"> (1</text:span><text:span text:style-name="T7">+</text:span><text:span text:style-name="T6">6)</text:span><text:span text:style-name="T7">/</text:span><text:span text:style-name="T6">(3</text:span><text:span text:style-name="T7">+</text:span><text:span text:style-name="T6">2);</text:span></text:p>
      <text:p text:style-name="P5">    <text:span text:style-name="T7">for</text:span><text:span text:style-name="T6"> (</text:span><text:span text:style-name="T7">int</text:span><text:span text:style-name="T6"> i </text:span><text:span text:style-name="T7">=</text:span><text:span text:style-name="T6"> 0; i </text:span><text:span text:style-name="T7">&lt;</text:span><text:span text:style-name="T6"> n; i</text:span><text:span text:style-name="T7">++</text:span><text:span text:style-name="T6">){</text:span></text:p>
      <text:p text:style-name="P5">        <text:span text:style-name="T6">res </text:span><text:span text:style-name="T7">=</text:span><text:span text:style-name="T6"> res </text:span><text:span text:style-name="T7">*</text:span><text:span text:style-name="T6"> (res </text:span><text:span text:style-name="T7">*</text:span><text:span text:style-name="T6"> res </text:span><text:span text:style-name="T7">+</text:span><text:span text:style-name="T6"> 6) </text:span><text:span text:style-name="T7">/</text:span><text:span text:style-name="T6"> ( 3 </text:span><text:span text:style-name="T7">*</text:span><text:span text:style-name="T6"> res </text:span><text:span text:style-name="T7">*</text:span><text:span text:style-name="T6"> res </text:span><text:span text:style-name="T7">+</text:span><text:span text:style-name="T6"> 2 );</text:span></text:p>
      <text:p text:style-name="P5">    <text:span text:style-name="T6">}</text:span></text:p>
      <text:p text:style-name="P5">    <text:span text:style-name="T7">return</text:span><text:span text:style-name="T6"> res;</text:span></text:p>
      <text:p text:style-name="P5"/>
      <text:p text:style-name="P3">}</text:p>
      <text:p text:style-name="P5"/>
      <text:p text:style-name="P2"><text:soft-page-break/>/**</text:p>
      <text:p text:style-name="P5"> <text:span text:style-name="T5">* @brief aproxime rac(2) avec la methode de  Theon</text:span></text:p>
      <text:p text:style-name="P5"> <text:span text:style-name="T5">* </text:span></text:p>
      <text:p text:style-name="P5"> <text:span text:style-name="T5">* @param n </text:span></text:p>
      <text:p text:style-name="P5"> <text:span text:style-name="T5">* @return float </text:span></text:p>
      <text:p text:style-name="P5"> <text:span text:style-name="T5">*/</text:span></text:p>
      <text:p text:style-name="P3"><text:span text:style-name="T8">float</text:span> methodeTheon(<text:span text:style-name="T8">int</text:span> <text:span text:style-name="T1">n</text:span>){</text:p>
      <text:p text:style-name="P5">    <text:span text:style-name="T7">double</text:span><text:span text:style-name="T6"> pn </text:span><text:span text:style-name="T7">=</text:span><text:span text:style-name="T6"> 1 </text:span><text:span text:style-name="T7">+</text:span><text:span text:style-name="T6"> 2;</text:span></text:p>
      <text:p text:style-name="P5">    <text:span text:style-name="T7">double</text:span><text:span text:style-name="T6"> qn </text:span><text:span text:style-name="T7">=</text:span><text:span text:style-name="T6"> 1 </text:span><text:span text:style-name="T7">+</text:span><text:span text:style-name="T6"> 1;</text:span></text:p>
      <text:p text:style-name="P5">    <text:span text:style-name="T7">float</text:span><text:span text:style-name="T6"> temp;</text:span></text:p>
      <text:p text:style-name="P5">    <text:span text:style-name="T7">for</text:span><text:span text:style-name="T6"> (</text:span><text:span text:style-name="T7">int</text:span><text:span text:style-name="T6"> i </text:span><text:span text:style-name="T7">=</text:span><text:span text:style-name="T6"> 0; i </text:span><text:span text:style-name="T7">&lt;</text:span><text:span text:style-name="T6"> n; i</text:span><text:span text:style-name="T7">++</text:span><text:span text:style-name="T6">){</text:span></text:p>
      <text:p text:style-name="P5">        <text:span text:style-name="T6">temp </text:span><text:span text:style-name="T7">=</text:span><text:span text:style-name="T6"> pn;</text:span></text:p>
      <text:p text:style-name="P5">        <text:span text:style-name="T6">pn </text:span><text:span text:style-name="T7">=</text:span><text:span text:style-name="T6"> pn </text:span><text:span text:style-name="T7">+</text:span><text:span text:style-name="T6"> 2 </text:span><text:span text:style-name="T7">*</text:span><text:span text:style-name="T6"> qn;</text:span></text:p>
      <text:p text:style-name="P5">        <text:span text:style-name="T6">qn </text:span><text:span text:style-name="T7">=</text:span><text:span text:style-name="T6"> temp </text:span><text:span text:style-name="T7">+</text:span><text:span text:style-name="T6"> qn; </text:span></text:p>
      <text:p text:style-name="P5">    <text:span text:style-name="T6">}</text:span></text:p>
      <text:p text:style-name="P5"/>
      <text:p text:style-name="P5">    <text:span text:style-name="T7">return</text:span><text:span text:style-name="T6"> (pn </text:span><text:span text:style-name="T7">/</text:span><text:span text:style-name="T6"> qn);</text:span></text:p>
      <text:p text:style-name="P3">}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ira code" svg:font-family="'fira code'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09:46:30.997047318</meta:creation-date>
    <dc:date>2019-10-28T09:49:25.640525283</dc:date>
    <meta:editing-duration>PT2M55S</meta:editing-duration>
    <meta:editing-cycles>1</meta:editing-cycles>
    <meta:document-statistic meta:table-count="0" meta:image-count="0" meta:object-count="0" meta:page-count="6" meta:paragraph-count="212" meta:word-count="634" meta:character-count="4936" meta:non-whitespace-character-count="3656"/>
    <meta:generator>LibreOffice/6.0.7.3$Linux_X86_64 LibreOffice_project/00m0$Build-3</meta:generator>
  </office:meta>
</office:document-meta>
</file>